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OpenSymbol" svg:font-family="OpenSymbol"/>
    <style:font-face style:name="apple-system" svg:font-family="apple-system, system-ui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style:line-height-at-least="0.1409in" fo:text-align="justify" style:justify-single-word="false"/>
    </style:style>
    <style:style style:name="P3" style:family="paragraph" style:parent-style-name="Standard" style:list-style-name="L3">
      <style:paragraph-properties style:line-height-at-least="0.1409in"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8000" style:font-name="Times New Roman" fo:font-size="12pt" fo:font-weight="normal" fo:background-color="#ffffff" style:font-size-asian="12pt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style:line-height-at-least="0.1409in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style:line-height-at-least="0.1409in"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1">
      <style:paragraph-properties style:line-height-at-least="0.1409in"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line-height-at-least="0.1409in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line-height-at-least="0.1409in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67f99" fo:font-weight="normal" fo:background-color="#ffffff"/>
    </style:style>
    <style:style style:name="T3" style:family="text">
      <style:text-properties fo:color="#001080" fo:font-weight="normal" fo:background-color="#ffffff"/>
    </style:style>
    <style:style style:name="T4" style:family="text">
      <style:text-properties fo:color="#000000" fo:font-weight="normal" fo:background-color="#ffffff"/>
    </style:style>
    <style:style style:name="T5" style:family="text">
      <style:text-properties fo:color="#000000" fo:background-color="#ffffff"/>
    </style:style>
    <style:style style:name="T6" style:family="text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7" style:family="text">
      <style:text-properties fo:color="#795e26" fo:font-weight="normal" fo:background-color="#ffffff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variant="normal" fo:text-transform="none" fo:color="#0366d6" style:font-name="Times New Roman" fo:font-size="12pt" fo:letter-spacing="normal" fo:font-style="normal" style:text-underline-style="solid" style:text-underline-width="auto" style:text-underline-color="font-color" fo:font-weight="bold" fo:background-color="transparent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tk zaliczeniowy – Instrukcja </text:p>
      <text:p text:style-name="P5"/>
      <text:p text:style-name="P6"><text:tab/>Aplikacja została podzielona na 2 części (warstwy). Pierwsza to “damkorki_app”, która obejmuje aplikację SPA utworzoną przy pomocy Angular 5 oraz ASP.NET Core 2. Głównie kod frontendowy. Druga “damkorki_web_api” to aplikacja implementująca web service w ASP.NET Core z wykorzystaniem Entity Framework Core i Code First Migrations do bazy danych MS SQL. </text:p>
      <text:p text:style-name="P6">Obie aplikacje zostały deployowane na Microsoft Azure odpowiednio pod adresem: </text:p>
      <text:p text:style-name="P1"><text:a xlink:type="simple" xlink:href="https://damkorki.azurewebsites.net/" text:style-name="Internet_20_link" text:visited-style-name="Visited_20_Internet_20_Link"><text:span text:style-name="T8">https://damkorki.azurewebsites.net</text:span></text:a><text:span text:style-name="T8"> <text:s/>oraz </text:span><text:a xlink:type="simple" xlink:href="https://damkorki-web-api.azurewebsites.net/" text:style-name="Internet_20_link" text:visited-style-name="Visited_20_Internet_20_Link"><text:span text:style-name="T8">https://damkorki-web-api.azurewebsites.net</text:span></text:a><text:span text:style-name="T8"> </text:span></text:p>
      <text:p text:style-name="P6"/>
      <text:p text:style-name="P6">Cały projekt dostępny jest na github pod adresem: </text:p>
      <text:p text:style-name="P1"><text:a xlink:type="simple" xlink:href="https://github.com/iwona-wojciechowska/damkorki" text:style-name="Internet_20_link" text:visited-style-name="Visited_20_Internet_20_Link"><text:span text:style-name="T8">https://github.com/iwona-wojciechowska/damkorki</text:span></text:a><text:span text:style-name="T8"> </text:span></text:p>
      <text:p text:style-name="P6"/>
      <text:p text:style-name="P6">Omówienie aplikacji <text:span text:style-name="T1">Damkorki Web API:</text:span> </text:p>
      <text:p text:style-name="P6">W <text:span text:style-name="T1">appsettings.json</text:span> znajdują się ConnectionStringi do bazy danych na MacOS (MS SQL uruchamiany na Dockerze), do lokalnej bazy danych uruchamianej na Windowsie w Visual Studio, oraz do bazy danych w Microsoft Azure. </text:p>
      <text:p text:style-name="P6">Znajdują się tam również dane do autentykacji użytkownika z wykorzystaniem tokenów JWT (JSON Web Token): SecretKey, jak również dane do uwierzytelnienia mechanizmów logowania w Facebook, Google. Strona posiada autentykacje tokenową z danymi użytkownika przechowywanymi w lokalnej bazie danych SQL Server przy użyciu ASP.NET Identity. Dodatkowo zaimplementowana została możliwość logowania z Facebookiem i Googlem, jest ona zintegrowana z ASP.NET Identity. </text:p>
      <text:p text:style-name="P6">Aplikacja wykorzystuje Entity Framework Core: </text:p>
      <text:list xml:id="list18741472615720947" text:style-name="L1">
        <text:list-item>
          <text:p text:style-name="P7">Encje oraz DbContext znajdują się w katalogu Models</text:p>
        </text:list-item>
        <text:list-item>
          <text:p text:style-name="P7">Aplikacja korzysta z podejści Code First Migrations. W pliku Startup.cs odbywa się automatyczne migrowanie modelu do bazy danych przy pomocy: </text:p>
          <text:p text:style-name="P4">// Automatically perform database migration (useful when on Azure)</text:p>
        </text:list-item>
      </text:list>
      <text:p text:style-name="P8"><text:span text:style-name="T3"><text:tab/>services</text:span><text:span text:style-name="T4">.</text:span><text:span text:style-name="T7">BuildServiceProvider</text:span><text:span text:style-name="T4">().</text:span><text:span text:style-name="T7">GetService</text:span><text:span text:style-name="T4">&lt;</text:span><text:span text:style-name="T2">DatabaseContext</text:span><text:span text:style-name="T4">&gt;().</text:span><text:span text:style-name="T3">Database</text:span><text:span text:style-name="T4">.</text:span><text:span text:style-name="T7">Migrate</text:span><text:span text:style-name="T4">();</text:span></text:p>
      <text:p text:style-name="P8"><text:span text:style-name="T4"/></text:p>
      <text:list xml:id="list1922394560" text:continue-numbering="true" text:style-name="L1">
        <text:list-item>
          <text:p text:style-name="P10"><text:span text:style-name="T4">Ponad warstwą modelu danych utworzone zostało repozytorium stosująć Generic Repository Pattern (/Repositories/Repository.cs), poszczególne repozytoria dziedzicą po jednym abstraktyjnym repozytorium parametryzowanym typem Tentity oraz implementują własny interfejs dodatkowych metod dostepu do danych. Kolekecje danych z repozytoriów są zwracane jako IEnumerable&lt;TEntity&gt; aby uniemożliwić dodatkowe dostęp do interfejsu IQuerable&lt;TEntity&gt; w wyższych wartwach aplikacji np. w implementacji Controllerów Web Api. </text:span></text:p>
        </text:list-item>
      </text:list>
      <text:p text:style-name="P9"><text:span text:style-name="T4">Web API zostało zaimplementowane przy pomocy klas dziedziczących po Controller które znajdują się w katalogu Controllers. Metody Controllerów oznaczone sa adnotacjami [Route] oraz [HttpGet], [HttpPost], etc. Pobierają i zwracają dane w postacji obiektów ViewModel. </text:span></text:p>
      <text:p text:style-name="P9"><text:span text:style-name="T4">Klasy ViewModel znajdują się w katalogu ViewModels. </text:span></text:p>
      <text:p text:style-name="P9"><text:span text:style-name="T4"/></text:p>
      <text:p text:style-name="P12"><text:span text:style-name="T5">Omówienie aplikcji Damkorki App</text:span></text:p>
      <text:p text:style-name="P12"><text:span text:style-name="T5"/></text:p>
      <text:p text:style-name="P2"><text:span text:style-name="T6">To aplikacjia webowa utworzona z wykorzystaniem technologii ASP.NET Core 2.0 oraz Angular 5.0. Aplikacja bazuje na projekcie startowym </text:span><text:a xlink:type="simple" xlink:href="https://github.com/MarkPieszak/aspnetcore-angular2-universal" text:style-name="Internet_20_link" text:visited-style-name="Visited_20_Internet_20_Link"><text:span text:style-name="Strong_20_Emphasis">aspnetcore-angular2-universal</text:span></text:a><text:span text:style-name="Strong_20_Emphasis"><text:span text:style-name="T9">. <text:s text:c="2"/></text:span></text:span></text:p>
      <text:p text:style-name="P2"><text:span text:style-name="Strong_20_Emphasis"><text:span text:style-name="T10">Główne zaimplementowane funkcjonalności aplikacji: </text:span></text:span></text:p>
      <text:list xml:id="list7660720521223458375" text:style-name="L3">
        <text:list-item>
          <text:p text:style-name="P3"><text:span text:style-name="Strong_20_Emphasis"><text:span text:style-name="T10">Cała strona podzielona na komponenty znajdujące się w Client/app/components. Komponent aplikacji składa się z komponentów Headera, Footera, MainContent. </text:span></text:span></text:p>
        </text:list-item>
        <text:list-item>
          <text:p text:style-name="P3"><text:span text:style-name="Strong_20_Emphasis"><text:span text:style-name="T10">strona logowaniea w tym logowanie z Facebook i Google</text:span></text:span></text:p>
        </text:list-item>
        <text:list-item>
          <text:p text:style-name="P3"><text:span text:style-name="Strong_20_Emphasis"><text:span text:style-name="T10">strona rejestracji </text:span></text:span></text:p>
        </text:list-item>
        <text:list-item>
          <text:p text:style-name="P3"><text:span text:style-name="Strong_20_Emphasis"><text:span text:style-name="T10">resetowanie hasła</text:span></text:span></text:p>
        </text:list-item>
        <text:list-item>
          <text:p text:style-name="P3"><text:span text:style-name="Strong_20_Emphasis"><text:span text:style-name="T10">wysyłanie linku aktywacyjnego i linku do resetowania hasła (nie działa na Microsoft Azure, </text:span></text:span><text:soft-page-break/><text:span text:style-name="Strong_20_Emphasis"><text:span text:style-name="T10">problem z SMTPClient)</text:span></text:span></text:p>
        </text:list-item>
        <text:list-item>
          <text:p text:style-name="P3"><text:span text:style-name="Strong_20_Emphasis"><text:span text:style-name="T10">profil użytkownika z podstawowymi danymi (walidacja danych formularza) </text:span></text:span></text:p>
        </text:list-item>
        <text:list-item>
          <text:p text:style-name="P3"><text:span text:style-name="Strong_20_Emphasis"><text:span text:style-name="T10">strona z formularzem dodawania adresu użytkownika </text:span></text:span></text:p>
        </text:list-item>
        <text:list-item>
          <text:p text:style-name="P3"><text:span text:style-name="Strong_20_Emphasis"><text:span text:style-name="T10">strona tworzenia profilu nauczyciela (Tutor Profile), opcje dodawania Doświadczeń zawodowych (Experiences) oraz umiejętności (Skills) </text:span></text:span></text:p>
        </text:list-item>
        <text:list-item>
          <text:p text:style-name="P3"><text:span text:style-name="Strong_20_Emphasis"><text:span text:style-name="T10">strona dodawania oferty lekcji (Add Lesson Offer, lesson-offers/add) </text:span></text:span></text:p>
        </text:list-item>
        <text:list-item>
          <text:p text:style-name="P3"><text:span text:style-name="Strong_20_Emphasis"><text:span text:style-name="T10">strona wyświetlania oferty lekcji (linki na dole strony, /lesson-offers) </text:span></text:span></text:p>
        </text:list-item>
        <text:list-item>
          <text:p text:style-name="P3"><text:span text:style-name="Strong_20_Emphasis"><text:span text:style-name="T10">podstrony educji profilu w oddzielnym module @NgModule /Client/app/modules/profile </text:span></text:span></text:p>
        </text:list-item>
        <text:list-item>
          <text:p text:style-name="P3"><text:span text:style-name="Strong_20_Emphasis"><text:span text:style-name="T10">podstrony ofert lekcji w oddzielnym module @NgModule /Client/app/modules/lesson-offers </text:span></text:span></text:p>
        </text:list-item>
        <text:list-item>
          <text:p text:style-name="P3"><text:span text:style-name="Strong_20_Emphasis"><text:span text:style-name="T10">formularze np. edycji profilu posiadają <text:s/>CanDeactivateGuard, który pyta użytkownika czy chce odrzucić zmiany dokonane w formularzu.</text:span></text:span></text:p>
        </text:list-item>
        <text:list-item>
          <text:p text:style-name="P3"><text:span text:style-name="Strong_20_Emphasis"><text:span text:style-name="T10">AuthGuard zabezpiecza strony tylko dla zalogowanych użytkowników. </text:span></text:span></text:p>
        </text:list-item>
        <text:list-item>
          <text:p text:style-name="P3"><text:span text:style-name="Strong_20_Emphasis"><text:span text:style-name="T10"><text:s/>Strona dodawania zdjęcia profilowego, pozwala poprzez Drag&amp;Drop przesłać zdjęcie na serwer web api. </text:span></text:span></text:p>
        </text:list-item>
        <text:list-item>
          <text:p text:style-name="P3"><text:span text:style-name="Strong_20_Emphasis"><text:span text:style-name="T10">Rozpoczęto implementację map Leaflet, przetestowano ustawianie obszaru mapy i dodawanie <text:s/>Placemarków. Implementacja komponentu nie dokończona. </text:span></text:span></text:p>
        </text:list-item>
        <text:list-item>
          <text:p text:style-name="P3"><text:span text:style-name="Strong_20_Emphasis"><text:span text:style-name="T10">Komponent wyświetlania przykładowych ofert, który można wykorzystać do wyświetlania siatki bloków z ofertami w dowolnej konfiguracji (liczba kolumn, wierszy), korzystający z Responsive Web Design (CSS). </text:span></text:span></text:p>
        </text:list-item>
        <text:list-item>
          <text:p text:style-name="P3"><text:span text:style-name="Strong_20_Emphasis"><text:span text:style-name="T10">Komponenty LessonOfferGridCard wyświetlają poszczególne oferty lekcji z bazdy danych. </text:span></text:span></text:p>
        </text:list-item>
      </text:list>
      <text:p text:style-name="P2"><text:span text:style-name="Strong_20_Emphasis"><text:span text:style-name="T10"/></text:span></text:p>
      <text:p text:style-name="P2"><text:span text:style-name="Strong_20_Emphasis"><text:span text:style-name="T10">Utworzono również szablon dla podstrony /lesson-offers/{lessonOfferId} plik: damkorki_user.html.</text:span></text:span><text:span text:style-name="Strong_20_Emphasis"><text:span text:style-name="T10"> </text:span></text:span></text:p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OpenSymbol" svg:font-family="OpenSymbol"/>
    <style:font-face style:name="apple-system" svg:font-family="apple-system, system-ui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ona Wojciechowska</meta:initial-creator>
    <meta:creation-date>2018-01-21T15:34:52</meta:creation-date>
    <dc:date>2018-01-21T16:36:37</dc:date>
    <dc:creator>Iwona Wojciechowska</dc:creator>
    <meta:editing-duration>PT1H1M47S</meta:editing-duration>
    <meta:editing-cycles>4</meta:editing-cycles>
    <meta:generator>OpenOffice/4.1.3$Unix OpenOffice.org_project/413m1$Build-9783</meta:generator>
    <meta:document-statistic meta:table-count="0" meta:image-count="0" meta:object-count="0" meta:page-count="2" meta:paragraph-count="39" meta:word-count="562" meta:character-count="4591"/>
  </office:meta>
</office:document-meta>
</file>